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4-09-24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4008" calcext:value-type="float">
            <text:p>0.06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4-08-22 17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27432" calcext:value-type="float">
            <text:p>0.02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4-07-27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4-06-21 16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9248" calcext:value-type="float">
            <text:p>-0.0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4-05-29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668" calcext:value-type="float">
            <text:p>-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4-04-22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00584" calcext:value-type="float">
            <text:p>-0.10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4-03-22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6304" calcext:value-type="float">
            <text:p>-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4-01-31 19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9352" calcext:value-type="float">
            <text:p>-0.1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12-22 20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24384" calcext:value-type="float">
            <text:p>-0.02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11-30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4488" calcext:value-type="float">
            <text:p>0.09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10-22 18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09-29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08-29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07-18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9728" calcext:value-type="float">
            <text:p>0.1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06-2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05-18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04-22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03-23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02-18 19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3-01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12-14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11-16 18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10-24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09-23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08-23 20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07-18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06-16 17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05-20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04-25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02-22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2-01-20 19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12-15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11-30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10-26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09-16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08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07-12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06-22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3632" calcext:value-type="float">
            <text:p>0.1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05-19 20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04-27 19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46888" calcext:value-type="float">
            <text:p>-0.24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03-23 21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53568" calcext:value-type="float">
            <text:p>-0.3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02-22 19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41376" calcext:value-type="float">
            <text:p>-0.34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1-01-30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0-11-18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048" calcext:value-type="float">
            <text:p>-0.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0-10-15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0-09-22 15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0-08-20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9456" calcext:value-type="float">
            <text:p>0.21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0-05-19 22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2004" calcext:value-type="float">
            <text:p>-0.3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0-04-20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14984" calcext:value-type="float">
            <text:p>-1.01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0-03-30 19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20-02-14 20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71016" calcext:value-type="float">
            <text:p>-1.2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9-12-24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2896" calcext:value-type="float">
            <text:p>-1.0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9-11-19 21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0976" calcext:value-type="float">
            <text:p>-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9-08-14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9-05-15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9-04-12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9-03-15 18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1752" calcext:value-type="float">
            <text:p>-0.30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12-11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62" calcext:value-type="float">
            <text:p>-0.07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11-15 18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10-0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09-13 2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08-08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6304" calcext:value-type="float">
            <text:p>0.14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07-18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06-14 20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8976" calcext:value-type="float">
            <text:p>-0.1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05-2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2064" calcext:value-type="float">
            <text:p>-0.5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04-19 21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61288" calcext:value-type="float">
            <text:p>-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03-15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97864" calcext:value-type="float">
            <text:p>-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8-01-12 2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7-12-18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08888" calcext:value-type="float">
            <text:p>-1.0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7-11-13 22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2184" calcext:value-type="float">
            <text:p>-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7-10-1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0184" calcext:value-type="float">
            <text:p>-0.7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7-03-13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1252" calcext:value-type="float">
            <text:p>-1.1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7-02-14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78408" calcext:value-type="float">
            <text:p>-0.9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7-01-11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05256" calcext:value-type="float">
            <text:p>-0.9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10-27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09-2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08-20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07-1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06-23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05-19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04-22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82296" calcext:value-type="float">
            <text:p>0.0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03-24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0668" calcext:value-type="float">
            <text:p>0.10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02-1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70104" calcext:value-type="float">
            <text:p>0.07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4-01-2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3-11-19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3-10-2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3-09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3-08-1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3-07-2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3-06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3-05-14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5656" calcext:value-type="float">
            <text:p>0.2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3-04-25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2-12-11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2-11-1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2-10-1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2-09-1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2-08-13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2-06-21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8288" calcext:value-type="float">
            <text:p>-0.1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1-09-21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1168" calcext:value-type="float">
            <text:p>0.20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1-08-11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144" calcext:value-type="float">
            <text:p>0.0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1-07-20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1-05-19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74192" calcext:value-type="float">
            <text:p>-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1-04-27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1-03-2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1-02-16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00912" calcext:value-type="float">
            <text:p>-1.20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1-01-18 20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92352" calcext:value-type="float">
            <text:p>-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0-10-1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957072" calcext:value-type="float">
            <text:p>-0.9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0-08-1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713232" calcext:value-type="float">
            <text:p>-0.71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0-07-1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39952" calcext:value-type="float">
            <text:p>-1.13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0-06-1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75232" calcext:value-type="float">
            <text:p>-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0-04-21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19072" calcext:value-type="float">
            <text:p>-1.7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10-03-22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749552" calcext:value-type="float">
            <text:p>-1.74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9-09-14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100328" calcext:value-type="float">
            <text:p>-1.10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9-08-25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444752" calcext:value-type="float">
            <text:p>-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9-03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40992" calcext:value-type="float">
            <text:p>-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9-0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597152" calcext:value-type="float">
            <text:p>-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8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078992" calcext:value-type="float">
            <text:p>-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8-04-14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865632" calcext:value-type="float">
            <text:p>-0.86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6-10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6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6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1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48768" calcext:value-type="float">
            <text:p>0.04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10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08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07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05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5824" calcext:value-type="float">
            <text:p>0.11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04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12776" calcext:value-type="float">
            <text:p>0.11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33528" calcext:value-type="float">
            <text:p>-0.0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97536" calcext:value-type="float">
            <text:p>0.09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4-10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4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4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7056" calcext:value-type="float">
            <text:p>-0.06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4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73152" calcext:value-type="float">
            <text:p>-0.0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4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1524" calcext:value-type="float">
            <text:p>0.01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1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09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08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07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6784" calcext:value-type="float">
            <text:p>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05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3716" calcext:value-type="float">
            <text:p>-0.1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048" calcext:value-type="float">
            <text:p>-0.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1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51816" calcext:value-type="float">
            <text:p>-0.5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1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76784" calcext:value-type="float">
            <text:p>-0.1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08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06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528" calcext:value-type="float">
            <text:p>-0.3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92" calcext:value-type="float">
            <text:p>-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04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31648" calcext:value-type="float">
            <text:p>-2.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1-1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5908" calcext:value-type="float">
            <text:p>-2.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1-1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1-10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9812" calcext:value-type="float">
            <text:p>-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1-06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1-04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1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10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8288" calcext:value-type="float">
            <text:p>-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08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3716" calcext:value-type="float">
            <text:p>-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07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6764" calcext:value-type="float">
            <text:p>-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06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2.7432" calcext:value-type="float">
            <text:p>-2.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05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048" calcext:value-type="float">
            <text:p>-3.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04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28" calcext:value-type="float">
            <text:p>-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03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200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1999-1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624" calcext:value-type="float">
            <text:p>-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1999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1999-11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6576" calcext:value-type="float">
            <text:p>-3.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1970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84048" calcext:value-type="float">
            <text:p>-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620106054001</text:p>
          </table:table-cell>
          <table:table-cell office:value-type="string" calcext:value-type="string">
            <text:p>1969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90144" calcext:value-type="float">
            <text:p>-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51" meta:object-count="0"/>
    <meta:user-defined meta:name="AppVersion">3.0</meta:user-defined>
  </office:meta>
</office:document-meta>
</file>